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Builder</text:p>
          </table:table-cell>
          <table:table-cell office:value-type="string" calcext:value-type="string">
            <text:p>StringT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3" office:value-type="string" calcext:value-type="string">
            <text:p>Tick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>
            <draw:frame draw:z-index="0" draw:style-name="gr1" draw:text-style-name="P1" svg:width="27.203cm" svg:height="14.97cm" svg:x="0.034cm" svg:y="0cm">
              <draw:object draw:notify-on-update-of-ranges="Tabelle1.A3:Tabelle1.A52 Tabelle1.B1:Tabelle1.B2 Tabelle1.B3:Tabelle1.B52 Tabelle1.C1:Tabelle1.C2 Tabelle1.C3:Tabelle1.C52 Tabelle1.D1:Tabelle1.D2 Tabelle1.D3:Tabelle1.D5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89" calcext:value-type="float">
            <text:p>89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5" calcext:value-type="float">
            <text:p>715</text:p>
          </table:table-cell>
          <table:table-cell office:value-type="float" office:value="154" calcext:value-type="float">
            <text:p>154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9" calcext:value-type="float">
            <text:p>959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95" calcext:value-type="float">
            <text:p>1595</text:p>
          </table:table-cell>
          <table:table-cell office:value-type="float" office:value="229" calcext:value-type="float">
            <text:p>229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55" calcext:value-type="float">
            <text:p>2055</text:p>
          </table:table-cell>
          <table:table-cell office:value-type="float" office:value="238" calcext:value-type="float">
            <text:p>238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75" calcext:value-type="float">
            <text:p>2575</text:p>
          </table:table-cell>
          <table:table-cell office:value-type="float" office:value="292" calcext:value-type="float">
            <text:p>292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77" calcext:value-type="float">
            <text:p>3477</text:p>
          </table:table-cell>
          <table:table-cell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311" calcext:value-type="float">
            <text:p>24311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" calcext:value-type="float">
            <text:p>1033</text:p>
          </table:table-cell>
          <table:table-cell office:value-type="float" office:value="227" calcext:value-type="float">
            <text:p>227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88" calcext:value-type="float">
            <text:p>1288</text:p>
          </table:table-cell>
          <table:table-cell office:value-type="float" office:value="268" calcext:value-type="float">
            <text:p>268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89" calcext:value-type="float">
            <text:p>1689</text:p>
          </table:table-cell>
          <table:table-cell office:value-type="float" office:value="289" calcext:value-type="float">
            <text:p>289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139" calcext:value-type="float">
            <text:p>17139</text:p>
          </table:table-cell>
          <table:table-cell office:value-type="float" office:value="296" calcext:value-type="float">
            <text:p>296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44" calcext:value-type="float">
            <text:p>1644</text:p>
          </table:table-cell>
          <table:table-cell office:value-type="float" office:value="342" calcext:value-type="float">
            <text:p>342</text:p>
          </table:table-cell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82" calcext:value-type="float">
            <text:p>2482</text:p>
          </table:table-cell>
          <table:table-cell office:value-type="float" office:value="405" calcext:value-type="float">
            <text:p>405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489" calcext:value-type="float">
            <text:p>5489</text:p>
          </table:table-cell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07" calcext:value-type="float">
            <text:p>2307</text:p>
          </table:table-cell>
          <table:table-cell office:value-type="float" office:value="392" calcext:value-type="float">
            <text:p>392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987" calcext:value-type="float">
            <text:p>3987</text:p>
          </table:table-cell>
          <table:table-cell office:value-type="float" office:value="421" calcext:value-type="float">
            <text:p>421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74" calcext:value-type="float">
            <text:p>4074</text:p>
          </table:table-cell>
          <table:table-cell office:value-type="float" office:value="444" calcext:value-type="float">
            <text:p>444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36" calcext:value-type="float">
            <text:p>4336</text:p>
          </table:table-cell>
          <table:table-cell office:value-type="float" office:value="473" calcext:value-type="float">
            <text:p>473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>
            <draw:frame draw:z-index="1" draw:style-name="gr1" draw:text-style-name="P1" svg:width="27.203cm" svg:height="14.97cm" svg:x="0.034cm" svg:y="0cm">
              <draw:object draw:notify-on-update-of-ranges="Tabelle1.A3:Tabelle1.A52 Tabelle1.C1:Tabelle1.C2 Tabelle1.C3:Tabelle1.C52 Tabelle1.D1:Tabelle1.D2 Tabelle1.D3:Tabelle1.D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03" calcext:value-type="float">
            <text:p>5103</text:p>
          </table:table-cell>
          <table:table-cell office:value-type="float" office:value="510" calcext:value-type="float">
            <text:p>510</text:p>
          </table:table-cell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50" calcext:value-type="float">
            <text:p>6050</text:p>
          </table:table-cell>
          <table:table-cell office:value-type="float" office:value="529" calcext:value-type="float">
            <text:p>529</text:p>
          </table:table-cell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58" calcext:value-type="float">
            <text:p>5858</text:p>
          </table:table-cell>
          <table:table-cell office:value-type="float" office:value="576" calcext:value-type="float">
            <text:p>576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71" calcext:value-type="float">
            <text:p>5871</text:p>
          </table:table-cell>
          <table:table-cell office:value-type="float" office:value="597" calcext:value-type="float">
            <text:p>597</text:p>
          </table:table-cell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208" calcext:value-type="float">
            <text:p>8208</text:p>
          </table:table-cell>
          <table:table-cell office:value-type="float" office:value="635" calcext:value-type="float">
            <text:p>635</text:p>
          </table:table-cell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8424" calcext:value-type="float">
            <text:p>8424</text:p>
          </table:table-cell>
          <table:table-cell office:value-type="float" office:value="666" calcext:value-type="float">
            <text:p>666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904" calcext:value-type="float">
            <text:p>7904</text:p>
          </table:table-cell>
          <table:table-cell office:value-type="float" office:value="709" calcext:value-type="float">
            <text:p>709</text:p>
          </table:table-cell>
          <table:table-cell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234" calcext:value-type="float">
            <text:p>10234</text:p>
          </table:table-cell>
          <table:table-cell office:value-type="float" office:value="801" calcext:value-type="float">
            <text:p>801</text:p>
          </table:table-cell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795" calcext:value-type="float">
            <text:p>11795</text:p>
          </table:table-cell>
          <table:table-cell office:value-type="float" office:value="783" calcext:value-type="float">
            <text:p>783</text:p>
          </table:table-cell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183" calcext:value-type="float">
            <text:p>11183</text:p>
          </table:table-cell>
          <table:table-cell office:value-type="float" office:value="816" calcext:value-type="float">
            <text:p>816</text:p>
          </table:table-cell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731" calcext:value-type="float">
            <text:p>11731</text:p>
          </table:table-cell>
          <table:table-cell office:value-type="float" office:value="865" calcext:value-type="float">
            <text:p>865</text:p>
          </table:table-cell>
          <table:table-cell office:value-type="float" office:value="1673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452" calcext:value-type="float">
            <text:p>14452</text:p>
          </table:table-cell>
          <table:table-cell office:value-type="float" office:value="894" calcext:value-type="float">
            <text:p>894</text:p>
          </table:table-cell>
          <table:table-cell office:value-type="float" office:value="1731" calcext:value-type="float">
            <text:p>1731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7056" calcext:value-type="float">
            <text:p>17056</text:p>
          </table:table-cell>
          <table:table-cell office:value-type="float" office:value="938" calcext:value-type="float">
            <text:p>938</text:p>
          </table:table-cell>
          <table:table-cell office:value-type="float" office:value="1855" calcext:value-type="float">
            <text:p>1855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270" calcext:value-type="float">
            <text:p>18270</text:p>
          </table:table-cell>
          <table:table-cell office:value-type="float" office:value="1063" calcext:value-type="float">
            <text:p>1063</text:p>
          </table:table-cell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9293" calcext:value-type="float">
            <text:p>19293</text:p>
          </table:table-cell>
          <table:table-cell office:value-type="float" office:value="1027" calcext:value-type="float">
            <text:p>1027</text:p>
          </table:table-cell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447" calcext:value-type="float">
            <text:p>20447</text:p>
          </table:table-cell>
          <table:table-cell office:value-type="float" office:value="1077" calcext:value-type="float">
            <text:p>1077</text:p>
          </table:table-cell>
          <table:table-cell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6798" calcext:value-type="float">
            <text:p>26798</text:p>
          </table:table-cell>
          <table:table-cell office:value-type="float" office:value="1100" calcext:value-type="float">
            <text:p>1100</text:p>
          </table:table-cell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4632" calcext:value-type="float">
            <text:p>24632</text:p>
          </table:table-cell>
          <table:table-cell office:value-type="float" office:value="1140" calcext:value-type="float">
            <text:p>1140</text:p>
          </table:table-cell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7457" calcext:value-type="float">
            <text:p>27457</text:p>
          </table:table-cell>
          <table:table-cell office:value-type="float" office:value="1192" calcext:value-type="float">
            <text:p>1192</text:p>
          </table:table-cell>
          <table:table-cell office:value-type="float" office:value="2341" calcext:value-type="float">
            <text:p>234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481" calcext:value-type="float">
            <text:p>28481</text:p>
          </table:table-cell>
          <table:table-cell office:value-type="float" office:value="1273" calcext:value-type="float">
            <text:p>1273</text:p>
          </table:table-cell>
          <table:table-cell office:value-type="float" office:value="2464" calcext:value-type="float">
            <text:p>2464</text:p>
          </table:table-cell>
          <table:table-cell table:number-columns-repeated="3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€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0114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5" number:language="de" number:country="AT">
      <number:month number:textual="true"/>
      <number:text>.</number:text>
      <number:year/>
    </number:date-style>
    <number:time-style style:name="N10116" number:language="de" number:country="AT">
      <number:hours/>
      <number:text>:</number:text>
      <number:minutes number:style="long"/>
      <number:text> </number:text>
      <number:am-pm/>
    </number:time-style>
    <number:time-style style:name="N10117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18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19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0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1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1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01:28.786000000</meta:creation-date>
    <dc:date>2025-01-21T12:08:02.614000000</dc:date>
    <meta:editing-duration>PT6M32S</meta:editing-duration>
    <meta:editing-cycles>3</meta:editing-cycles>
    <meta:generator>LibreOffice/24.8.0.3$Windows_X86_64 LibreOffice_project/0bdf1299c94fe897b119f97f3c613e9dca6be583</meta:generator>
    <meta:document-statistic meta:table-count="1" meta:cell-count="20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style-name="ch1">
        <chart:legend chart:legend-position="end" svg:x="1.964cm" svg:y="0.672cm" style:legend-expansion="custom" svg:width="5.318cm" svg:height="1.594cm" style:legend-expansion-aspect-ratio="3.33626097867001" chart:style-name="ch2"/>
        <chart:plot-area chart:style-name="ch3" table:cell-range-address="Tabelle1.A1:Tabelle1.D52" chart:data-source-has-labels="both" svg:x="0.544cm" svg:y="0.299cm" svg:width="21.905cm" svg:height="14.373cm">
          <chart:coordinate-region svg:x="1.751cm" svg:y="0.498cm" svg:width="20.698cm" svg:height="13.102cm"/>
          <chart:axis chart:dimension="x" chart:name="primary-x" chart:style-name="ch4" chartooo:axis-type="auto">
            <chartooo:date-scale/>
            <chart:categories table:cell-range-address="Tabelle1.A3:Tabelle1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52" chart:label-cell-address="Tabelle1.B1:Tabelle1.B2" chart:class="chart:line">
            <chart:data-point chart:repeated="50"/>
          </chart:series>
          <chart:series chart:style-name="ch7" chart:values-cell-range-address="Tabelle1.C3:Tabelle1.C52" chart:label-cell-address="Tabelle1.C1:Tabelle1.C2" chart:class="chart:line">
            <chart:data-point chart:repeated="50"/>
          </chart:series>
          <chart:series chart:style-name="ch8" chart:values-cell-range-address="Tabelle1.D3:Tabelle1.D52" chart:label-cell-address="Tabelle1.D1:Tabelle1.D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 Ticks</text:p>
                <text:list>
                  <text:list-item>
                    <text:p>string</text:p>
                  </text:list-item>
                  <text:list-item>
                    <text:p>Ticks</text:p>
                  </text:list-item>
                </text:list>
                <draw:g>
                  <svg:desc>Tabelle1.B1:Tabelle1.B2</svg:desc>
                </draw:g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20">
                <text:p>20</text:p>
                <draw:g>
                  <svg:desc>Tabelle1.B3:Tabelle1.B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">
                <text:p>213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3">
                <text:p>393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2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59">
                <text:p>95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67">
                <text:p>1267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95">
                <text:p>159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55">
                <text:p>2055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575">
                <text:p>2575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477">
                <text:p>3477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4311">
                <text:p>2431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33">
                <text:p>1033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288">
                <text:p>1288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89">
                <text:p>1689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7139">
                <text:p>1713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644">
                <text:p>1644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482">
                <text:p>2482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5489">
                <text:p>5489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307">
                <text:p>2307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3987">
                <text:p>3987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074">
                <text:p>4074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36">
                <text:p>4336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3">
                <text:p>5103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050">
                <text:p>6050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858">
                <text:p>5858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871">
                <text:p>5871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8208">
                <text:p>8208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8424">
                <text:p>8424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904">
                <text:p>7904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0234">
                <text:p>1023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1795">
                <text:p>11795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183">
                <text:p>11183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1731">
                <text:p>1173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4452">
                <text:p>14452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7056">
                <text:p>17056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8270">
                <text:p>18270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9293">
                <text:p>19293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20447">
                <text:p>20447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26798">
                <text:p>26798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24632">
                <text:p>24632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7457">
                <text:p>27457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481">
                <text:p>28481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04cm" svg:height="14.971cm" xlink:href=".." xlink:type="simple" chart:class="chart:line" chart:column-mapping="0" chart:style-name="ch1">
        <chart:legend chart:legend-position="end" svg:x="1.964cm" svg:y="0.672cm" style:legend-expansion="custom" svg:width="5.318cm" svg:height="1.594cm" style:legend-expansion-aspect-ratio="3.33626097867001" chart:style-name="ch2"/>
        <chart:plot-area chart:style-name="ch3" table:cell-range-address="Tabelle1.A3:Tabelle1.A52 Tabelle1.C1:Tabelle1.D52" chart:data-source-has-labels="both" svg:x="0.544cm" svg:y="0.299cm" svg:width="21.905cm" svg:height="14.373cm">
          <chart:coordinate-region svg:x="1.56cm" svg:y="0.498cm" svg:width="20.889cm" svg:height="13.101cm"/>
          <chart:axis chart:dimension="x" chart:name="primary-x" chart:style-name="ch4" chartooo:axis-type="auto">
            <chartooo:date-scale/>
            <chart:categories table:cell-range-address="Tabelle1.A3:Tabelle1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52" chart:label-cell-address="Tabelle1.C1:Tabelle1.C2" chart:class="chart:line">
            <chart:data-point chart:repeated="50"/>
          </chart:series>
          <chart:series chart:style-name="ch7" chart:values-cell-range-address="Tabelle1.D3:Tabelle1.D52" chart:label-cell-address="Tabelle1.D1:Tabelle1.D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Builder Ticks</text:p>
                <text:list>
                  <text:list-item>
                    <text:p>StringBuilder</text:p>
                  </text:list-item>
                  <text:list-item>
                    <text:p>Ticks</text:p>
                  </text:list-item>
                </text:list>
                <draw:g>
                  <svg:desc>Tabelle1.C1:Tabelle1.C2</svg:desc>
                </draw:g>
              </table:table-cell>
              <table:table-cell office:value-type="string">
                <text:p>StringText Ticks</text:p>
                <text:list>
                  <text:list-item>
                    <text:p>StringText</text:p>
                  </text:list-item>
                  <text:list-item>
                    <text:p>Ticks</text:p>
                  </text:list-item>
                </text:list>
                <draw:g>
                  <svg:desc>Tabelle1.D1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3:Tabelle1.A52</svg:desc>
                </draw:g>
              </table:table-cell>
              <table:table-cell office:value-type="float" office:value="9">
                <text:p>9</text:p>
                <draw:g>
                  <svg:desc>Tabelle1.C3:Tabelle1.C52</svg:desc>
                </draw:g>
              </table:table-cell>
              <table:table-cell office:value-type="float" office:value="7">
                <text:p>7</text:p>
                <draw:g>
                  <svg:desc>Tabelle1.D3:Tabelle1.D5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8">
                <text:p>23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68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7">
                <text:p>2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68">
                <text:p>2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89">
                <text:p>2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96">
                <text:p>2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342">
                <text:p>34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405">
                <text:p>40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92">
                <text:p>3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421">
                <text:p>42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44">
                <text:p>4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73">
                <text:p>47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510">
                <text:p>5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29">
                <text:p>52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576">
                <text:p>57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597">
                <text:p>59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635">
                <text:p>6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666">
                <text:p>66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709">
                <text:p>709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801">
                <text:p>80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83">
                <text:p>7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16">
                <text:p>8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865">
                <text:p>86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94">
                <text:p>8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938">
                <text:p>93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063">
                <text:p>106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027">
                <text:p>102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2116">
                <text:p>2116</text:p>
              </table:table-cell>
              <table:table-cell office:value-type="float" office:value="1077">
                <text:p>1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209">
                <text:p>2209</text:p>
              </table:table-cell>
              <table:table-cell office:value-type="float" office:value="1100">
                <text:p>11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140">
                <text:p>114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192">
                <text:p>1192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73">
                <text:p>1273</text:p>
              </table:table-cell>
              <table:table-cell office:value-type="float" office:value="2464">
                <text:p>2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